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imbus Sans" svg:font-family="'Nimbus Sans'"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01ef5c" officeooo:paragraph-rsid="0001ef5c"/>
    </style:style>
    <style:style style:name="P2" style:family="paragraph" style:parent-style-name="Heading_20_3">
      <style:text-properties style:font-name="Nimbus Roman" fo:font-size="12pt" fo:font-weight="normal" officeooo:rsid="0001ef5c" officeooo:paragraph-rsid="0001ef5c" style:font-size-asian="12pt" style:font-weight-asian="normal" style:font-size-complex="12pt" style:font-weight-complex="normal"/>
    </style:style>
    <style:style style:name="P3" style:family="paragraph" style:parent-style-name="Heading_20_4">
      <style:text-properties officeooo:rsid="0001ef5c" officeooo:paragraph-rsid="0001ef5c"/>
    </style:style>
    <style:style style:name="P4" style:family="paragraph" style:parent-style-name="Standard">
      <style:text-properties officeooo:rsid="0001ef5c" officeooo:paragraph-rsid="0001ef5c"/>
    </style:style>
    <style:style style:name="P5" style:family="paragraph" style:parent-style-name="Standard">
      <style:text-properties style:font-name="Liberation Serif" fo:font-size="12pt" fo:font-weight="bold" officeooo:rsid="0001ef5c" style:font-name-asian="Nimbus Sans" style:font-size-asian="12pt" style:font-weight-asian="bold" style:font-name-complex="Nimbus Sans" style:font-size-complex="12pt" style:font-weight-complex="bold"/>
    </style:style>
    <style:style style:name="P6" style:family="paragraph" style:parent-style-name="Standard">
      <style:text-properties style:font-name="Liberation Serif" fo:font-size="12pt" fo:font-weight="bold" officeooo:rsid="0001ef5c" officeooo:paragraph-rsid="0001ef5c" style:font-name-asian="Nimbus Sans" style:font-size-asian="12pt" style:font-weight-asian="bold" style:font-name-complex="Nimbus Sans" style:font-size-complex="12pt" style:font-weight-complex="bold"/>
    </style:style>
    <style:style style:name="P7" style:family="paragraph" style:parent-style-name="Standard">
      <style:text-properties officeooo:paragraph-rsid="0001ef5c"/>
    </style:style>
    <style:style style:name="P8" style:family="paragraph" style:parent-style-name="Text_20_body" style:list-style-name="L1"/>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text-properties officeooo:rsid="0001ef5c" officeooo:paragraph-rsid="0001ef5c"/>
    </style:style>
    <style:style style:name="P13" style:family="paragraph" style:parent-style-name="Text_20_body" style:list-style-name="L3"/>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4"/>
    <style:style style:name="P16" style:family="paragraph" style:parent-style-name="Text_20_body" style:list-style-name="L4">
      <style:paragraph-properties fo:margin-top="0cm" fo:margin-bottom="0cm" style:contextual-spacing="false"/>
    </style:style>
    <style:style style:name="P17" style:family="paragraph" style:parent-style-name="Text_20_body" style:list-style-name="L5"/>
    <style:style style:name="P18" style:family="paragraph" style:parent-style-name="Text_20_body" style:list-style-name="L5">
      <style:paragraph-properties fo:margin-top="0cm" fo:margin-bottom="0cm" style:contextual-spacing="false"/>
    </style:style>
    <style:style style:name="P19" style:family="paragraph" style:parent-style-name="Text_20_body">
      <style:paragraph-properties fo:margin-top="0cm" fo:margin-bottom="0cm" style:contextual-spacing="false"/>
      <style:text-properties officeooo:paragraph-rsid="0001ef5c"/>
    </style:style>
    <style:style style:name="P20" style:family="paragraph" style:parent-style-name="Text_20_body" style:list-style-name="L6"/>
    <style:style style:name="P21" style:family="paragraph" style:parent-style-name="Text_20_body" style:list-style-name="L6">
      <style:paragraph-properties fo:margin-top="0cm" fo:margin-bottom="0cm" style:contextual-spacing="false"/>
    </style:style>
    <style:style style:name="P22" style:family="paragraph" style:parent-style-name="Text_20_body">
      <style:text-properties style:font-name="Liberation Serif" fo:font-size="12pt" fo:font-weight="bold" officeooo:rsid="0001ef5c" officeooo:paragraph-rsid="0001ef5c" style:font-name-asian="Nimbus Sans" style:font-size-asian="12pt" style:font-weight-asian="bold" style:font-name-complex="Nimbus Sans" style:font-size-complex="12pt" style:font-weight-complex="bold"/>
    </style:style>
    <style:style style:name="P23" style:family="paragraph" style:parent-style-name="Text_20_body">
      <style:text-properties style:font-name="Nimbus Roman" fo:font-size="12pt" fo:font-weight="normal" officeooo:rsid="0001ef5c" officeooo:paragraph-rsid="0001ef5c" style:font-size-asian="12pt" style:font-weight-asian="normal" style:font-size-complex="12pt" style:font-weight-complex="normal"/>
    </style:style>
    <style:style style:name="T1" style:family="text">
      <style:text-properties style:font-name="Liberation Serif" fo:font-size="12pt" fo:font-weight="bold" officeooo:rsid="0001ef5c" style:font-name-asian="Nimbus Sans" style:font-size-asian="12pt" style:font-weight-asian="bold" style:font-name-complex="Nimbus Sans" style:font-size-complex="12pt" style:font-weight-complex="bold"/>
    </style:style>
    <style:style style:name="T2" style:family="text">
      <style:text-properties style:font-name="Nimbus Roman"/>
    </style:style>
    <style:style style:name="T3" style:family="text">
      <style:text-properties style:font-name="Nimbus Roman" fo:font-size="12pt" style:font-size-asian="12pt" style:font-size-complex="12pt"/>
    </style:style>
    <style:style style:name="T4" style:family="text">
      <style:text-properties style:font-name="Nimbus Roman" fo:font-size="12pt" fo:font-weight="bold" style:font-size-asian="12pt" style:font-weight-asian="bold" style:font-size-complex="12pt" style:font-weight-complex="bold"/>
    </style:style>
    <style:style style:name="T5" style:family="text">
      <style:text-properties style:font-name="Nimbus Roman" fo:font-size="12pt" fo:font-weight="normal" style:font-size-asian="12pt" style:font-weight-asian="normal" style:font-size-complex="12pt" style:font-weight-complex="normal"/>
    </style:style>
    <style:style style:name="T6" style:family="text">
      <style:text-properties style:font-name="Nimbus Roman" fo:font-size="12pt" fo:font-weight="normal" officeooo:rsid="0001ef5c" style:font-size-asian="12pt" style:font-weight-asian="normal" style:font-size-complex="12pt" style:font-weight-complex="normal"/>
    </style:style>
    <style:style style:name="T7" style:family="text">
      <style:text-properties fo:font-weight="bold" style:font-weight-asian="bold" style:font-weight-complex="bold"/>
    </style:style>
    <style:style style:name="T8" style:family="text">
      <style:text-properties style:text-underline-style="solid" style:text-underline-type="double" style:text-underline-width="auto" style:text-underline-color="font-color"/>
    </style:style>
    <style:style style:name="T9" style:family="text">
      <style:text-properties style:text-underline-style="none"/>
    </style:style>
    <style:style style:name="T10" style:family="text">
      <style:text-properties style:text-underline-style="none" fo:font-weight="bold"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Quick</text:h>
      <text:h text:style-name="P2" text:outline-level="3">Passer en <text:span text:style-name="T10">recovery mode</text:span> : <text:s/>boot [esc]+[refresh]+power</text:h>
      <text:p text:style-name="P23">Passer en <text:span text:style-name="T7">developer mode</text:span> : [ctrl]+D</text:p>
      <text:p text:style-name="P23">Reboot<text:tab/>chromeos, reinstalls in dev mode Ctrl L et Ctrl U</text:p>
      <text:p text:style-name="P23">Ctrl-Alt-F2 <text:s text:c="2"/>Ctrl-Alt-F1 <text:s text:c="2"/>Ctrl-Alt-T</text:p>
      <text:p text:style-name="P23">Reboot, log as invited and execute chronos shell <text:s text:c="3"/>[&gt;shell]</text:p>
      <text:p text:style-name="P19"><text:span text:style-name="Source_20_Text"><text:span text:style-name="T5">&gt; sudo crossystem dev_boot_legacy=1</text:span></text:span></text:p>
      <text:p text:style-name="P19"><text:span text:style-name="Source_20_Text"><text:span text:style-name="T6">Boot in dev mode, Ctrl L, Esc boot <text:s/>livecd </text:span></text:span></text:p>
      <text:p text:style-name="P19"><text:span text:style-name="Source_20_Text"><text:span text:style-name="T6">Change SSD</text:span></text:span></text:p>
      <text:p text:style-name="P19"><text:span text:style-name="Source_20_Text"><text:span text:style-name="T6">Boot in dev mode, Ctrl L, Esc boot installer</text:span></text:span></text:p>
      <text:p text:style-name="P19"><text:span text:style-name="Source_20_Text"><text:span text:style-name="T5"/></text:span></text:p>
      <text:p text:style-name="P19"><text:span text:style-name="Source_20_Text">----------------------------</text:span></text:p>
      <text:p text:style-name="P19"><text:span text:style-name="Source_20_Text"/></text:p>
      <text:h text:style-name="P1" text:outline-level="3">MrChromebox.tech</text:h>
      <text:h text:style-name="Heading_20_3" text:outline-level="3"><text:bookmark text:name="top"/>Greetings fellow ChromeOS Enthusiasts!</text:h>
      <text:p text:style-name="Text_20_body">This site is designed to provide background info on ChromeOS, Developer Mode, and Legacy Boot Mode (which has been replaced by the Alternative Bootloader Menu on 2019+ devices), as well as info on modifying/replacing the the firmware on your device in order to better meet your needs. If you're looking for information on how to run Linux or Windows on your ChromeOS device, you've come to the right place. </text:p>
      <text:p text:style-name="Text_20_body">It's also the home of the ChromeOS Firmware Utility Script, which simplifies and automates many of the tasks required to run an alternate OS on your Chromebook/Chromebox. </text:p>
      <text:p text:style-name="Standard"/>
      <text:h text:style-name="Heading_20_3" text:outline-level="3"><text:bookmark text:name="chromeos-boot-modes"/>ChromeOS Boot Modes</text:h>
      <text:p text:style-name="Text_20_body">ChromeOS has several different boot modes, which are important to understand in the context of modifying your device to run an alternate OS:</text:p>
      <text:h text:style-name="Heading_20_4" text:outline-level="4"><text:bookmark text:name="normalverified-boot-mode"/>Normal/Verified Boot Mode</text:h>
      <text:p text:style-name="Text_20_body">In Normal/Verified Boot Mode, the read-only (RO) part of the firmware verifies the read-write (RW, aka updateable) part of the firmware, then executes it. The RW firmware verifies all other firmware is up-to-date (EC, PD, touchpad, touchscreen, storage, etc), verifies the (active) ChromeOS kernel on the internal storage, then boots the OS.</text:p>
      <text:list text:style-name="L1">
        <text:list-item>
          <text:p text:style-name="P9">Can only boot Google-signed ChromeOS images </text:p>
        </text:list-item>
        <text:list-item>
          <text:p text:style-name="P9">Full verification of firmware and OS kernel </text:p>
        </text:list-item>
        <text:list-item>
          <text:p text:style-name="P9">No root (sudo) access to the system, no ability to boot Linux natively (aka bare metal) </text:p>
        </text:list-item>
        <text:list-item>
          <text:p text:style-name="P9">Automatically boots to Recovery Mode if any step of Verified Boot fails </text:p>
        </text:list-item>
        <text:list-item>
          <text:p text:style-name="P8">This is the default / out-of-the-box configuration for all ChromeOS devices </text:p>
        </text:list-item>
      </text:list>
      <text:p text:style-name="P5"/>
      <text:p text:style-name="P7"><text:soft-page-break/><text:span text:style-name="T1">Recovery Mode</text:span></text:p>
      <text:p text:style-name="P7"><text:span text:style-name="T1"/></text:p>
      <text:p text:style-name="P7">A ChromeOS device boots to Recovery Mode when something goes wrong. It’s also how you switch from Normal Mode to Developer Mode.</text:p>
      <text:p text:style-name="P7"/>
      <text:p text:style-name="P22">User presented with Recovery Mode boot screen (on older devices, this is a white screen with ‘ChromeOS is missing or damaged’ text) </text:p>
      <text:list text:style-name="L6">
        <text:list-item>
          <text:list>
            <text:list-item>
              <text:p text:style-name="P21">Pressing [tab] shows the recovery reason, along with other firmware-related info </text:p>
              <text:list>
                <text:list-item>
                  <text:p text:style-name="P21">On older devices, in a white-on-black text block in the upper left of the screen </text:p>
                </text:list-item>
                <text:list-item>
                  <text:p text:style-name="P21">On newer devices, in the center of the screen </text:p>
                </text:list-item>
              </text:list>
            </text:list-item>
          </text:list>
        </text:list-item>
        <text:list-item>
          <text:p text:style-name="P21">Boots only external media (USB/SD) with a Google-signed ChromeOS recovery image </text:p>
        </text:list-item>
        <text:list-item>
          <text:p text:style-name="P21">Is booted to automatically when the Verified Boot process fails </text:p>
        </text:list-item>
        <text:list-item>
          <text:p text:style-name="P21">Can be manually invoked: </text:p>
          <text:list>
            <text:list-item>
              <text:p text:style-name="P21">On Chromebooks, via keystroke: press [ESC+Refresh+Power] simultaneously, then release<text:line-break/>(only works with the built-in keyboard, for security reasons) </text:p>
            </text:list-item>
            <text:list-item>
              <text:p text:style-name="P21">On Chromeboxes, by pressing/holding a physical recovery button (usually with a paperclip) at power-on </text:p>
            </text:list-item>
            <text:list-item>
              <text:p text:style-name="P21">On Convertibles/Tablets, by pressing/holding the [Power], [Vol+], and [Vol-] buttons for 10s and then releasing </text:p>
            </text:list-item>
          </text:list>
        </text:list-item>
        <text:list-item>
          <text:p text:style-name="P21">Allows for transition from Verified Boot Mode to Developer Mode: </text:p>
          <text:list>
            <text:list-item>
              <text:p text:style-name="P21">On Chromebooks/Chromeboxes, via keystroke: [CTRL+D] </text:p>
            </text:list-item>
            <text:list-item>
              <text:p text:style-name="P21">On Convertibles/Tablets, via button press: Vol+/Vol- simultaneously </text:p>
            </text:list-item>
          </text:list>
        </text:list-item>
        <text:list-item>
          <text:p text:style-name="P20">Using ChromeOS <text:a xlink:type="simple" xlink:href="https://support.google.com/chromebook/answer/1080595?hl=en" text:style-name="Internet_20_link" text:visited-style-name="Visited_20_Internet_20_Link">recovery media</text:a> on USB/SD will completely re-partition/reformat the device’s internal storage and reload ChromeOS (as well as some RW firmware components – including RW_LEGACY) </text:p>
        </text:list-item>
      </text:list>
      <text:p text:style-name="Text_20_body"><text:span text:style-name="Strong_20_Emphasis">Note:</text:span> The ChromeOS recovery process does <text:span text:style-name="Strong_20_Emphasis">not</text:span> reset the firmware boot flags (GBB Flags), so if those are changed from the default, they will still need to be reset to the factory default setting post-recovery.</text:p>
      <text:p text:style-name="P6"/>
      <text:p text:style-name="P6"/>
      <text:h text:style-name="P3" text:outline-level="4"><text:bookmark text:name="developer-mode"/>Developer Mode</text:h>
      <text:p text:style-name="Text_20_body">Developer Mode relaxes the security restrictions of Normal/Verified Boot Mode, allowing for more control over the device.</text:p>
      <text:p text:style-name="P12">“Jailbreak” mode built-in to every ChromeOS device </text:p>
      <text:list text:style-name="L2">
        <text:list-item>
          <text:p text:style-name="P11">Loosened security restrictions, allows root/shell access, ability to modify ChromeOS filesystem and/or firmware </text:p>
        </text:list-item>
        <text:list-item>
          <text:p text:style-name="P11">Verified Boot (signature checking) disabled by default, but can be re-enabled </text:p>
        </text:list-item>
        <text:list-item>
          <text:p text:style-name="P11">Enabled via [CTRL+D] on the Recovery Mode boot screen (older devices) or the Advanced Options menu item (newer devices) </text:p>
        </text:list-item>
        <text:list-item>
          <text:p text:style-name="P11">Boots to the developer mode boot screen (on older devices, the white screen with ‘OS verification is off’ text shown above), from which the user can select via keystroke where to boot: </text:p>
          <text:list>
            <text:list-item>
              <text:p text:style-name="P11">ChromeOS (in developer mode) on internal storage ( [CTRL+D] ) </text:p>
            </text:list-item>
            <text:list-item>
              <text:p text:style-name="P11"><text:soft-page-break/>ChromeOS/ChromiumOS on USB ( [CTRL+U] ) </text:p>
            </text:list-item>
            <text:list-item>
              <text:p text:style-name="P11">Legacy Boot Mode (older devices) / Alternative Bootloader (newer devices) ( [CTRL+L] ) </text:p>
            </text:list-item>
          </text:list>
        </text:list-item>
        <text:list-item>
          <text:p text:style-name="P10">Boot screen displays the ChromeOS device/board name in the hardware ID string (eg, <text:span text:style-name="Source_20_Text">PANTHER F5U-C92</text:span>, which is useful to know in the context of device recovery, firmware support, or in determining what steps are required to install a given alternate OS on the device. </text:p>
        </text:list-item>
      </text:list>
      <text:p text:style-name="P4"/>
      <text:h text:style-name="P3" text:outline-level="4"><text:bookmark text:name="legacy-boot-mode--alternative-bootloader-altfw"/>Legacy Boot Mode / Alternative Bootloader (AltFw)</text:h>
      <text:p text:style-name="Text_20_body">ChromeOS’ Legacy Boot Mode (old older devices) or Alternative Bootloader (aka AltFw, on newer devices) provides a method for booting an alternative OS by running a firmware payload from the RW_LEGACY firmware region. On older devices using Legacy Boot Mode, RW_LEGACY contains a single payload; on devices with AltFw, there can be multiple (though this feature is not used on most devices)</text:p>
      <text:list text:style-name="L3">
        <text:list-item>
          <text:p text:style-name="P14">Unsupported (by Google) method for booting alternate OSes using the RW_LEGACY firmware region </text:p>
          <text:list>
            <text:list-item>
              <text:p text:style-name="P14">On older devices, the <text:a xlink:type="simple" xlink:href="http://www.seabios.org/" text:style-name="Internet_20_link" text:visited-style-name="Visited_20_Internet_20_Link">SeaBIOS</text:a> payload is used, providing a Legacy BIOS bootloader </text:p>
            </text:list-item>
            <text:list-item>
              <text:p text:style-name="P14">On newer devices, the edk2 (aka Tianocore) payload is used, providing a UEFI bootloader. </text:p>
            </text:list-item>
          </text:list>
        </text:list-item>
        <text:list-item>
          <text:p text:style-name="P14">Accessed via [CTRL+L] on the developer mode boot screen (older devices) or Alternative Bootloader menu option (newer devices) </text:p>
        </text:list-item>
        <text:list-item>
          <text:p text:style-name="P14">Requires explicit enabling in Developer Mode via command line: <text:span text:style-name="Source_20_Text">sudo crossystem dev_boot_legacy=1 (or dev_boot_altfw=1)</text:span> (installing RW_LEGACY firmware via the Firmware Utility Script will set this for you) </text:p>
        </text:list-item>
        <text:list-item>
          <text:p text:style-name="P13">Most ChromeOS devices are not capable out of the box, and require a RW_LEGACY firmware update first </text:p>
        </text:list-item>
      </text:list>
      <text:p text:style-name="Text_20_body"><text:span text:style-name="Strong_20_Emphasis">Note:</text:span> If you hear two beeps after pressing [CTRL+L], then either your device doesn’t have a valid Legacy Boot Mode / RW_LEGACY firmware installed, or legacy boot/AltFw capability has not been been enabled via the crossystem flag(s) above.</text:p>
      <text:p text:style-name="Text_20_body">Using the ChromeOS Firmware Utility Script to update your device’s RW_LEGACY firmware region will address both of these issues, as it not only provides an updated, fully functional RW_LEGACY firmware, but also sets the required boot flag.</text:p>
      <text:p text:style-name="P4"/>
      <text:p text:style-name="P4"/>
      <text:h text:style-name="P1" text:outline-level="3"><text:bookmark text:name="top Copie 1"/>Developer Mode Basics</text:h>
      <text:p text:style-name="Text_20_body">Putting your ChromeOS device into <text:a xlink:type="simple" xlink:href="https://www.chromium.org/chromium-os/chromiumos-design-docs/developer-mode" office:target-frame-name="_blank" xlink:show="new" text:style-name="Internet_20_link" text:visited-style-name="Visited_20_Internet_20_Link">Developer Mode</text:a> relaxes some of the restrictions in Verified Boot Mode, and gives the user a bit more control over the system: </text:p>
      <text:list text:style-name="L4">
        <text:list-item>
          <text:p text:style-name="P16">Provides full root access to the system via a terminal shell </text:p>
        </text:list-item>
        <text:list-item>
          <text:p text:style-name="P16">Allows installation of Linux inside ChromeOS via <text:a xlink:type="simple" xlink:href="https://github.com/dnschneid/crouton" office:target-frame-name="_blank" xlink:show="new" text:style-name="Internet_20_link" text:visited-style-name="Visited_20_Internet_20_Link">crouton</text:a> </text:p>
        </text:list-item>
        <text:list-item>
          <text:p text:style-name="P16">Allows for booting alternate OSes via Legacy Boot Mode (ie, <text:a xlink:type="simple" xlink:href="http://www.seabios.org/" office:target-frame-name="_blank" xlink:show="new" text:style-name="Internet_20_link" text:visited-style-name="Visited_20_Internet_20_Link">SeaBIOS</text:a>) on supported systems </text:p>
        </text:list-item>
        <text:list-item>
          <text:p text:style-name="P15">Allows for serveral types of firmware updates/upgrades (some of which require disabling <text:soft-page-break/>the firmware write-protect first) </text:p>
        </text:list-item>
      </text:list>
      <text:p text:style-name="Text_20_body">Because Developer Mode is inherently less secure than Verified Boot Mode, as a warning when booting you will be greeted by the developer mode boot screen: </text:p>
      <text:p text:style-name="P4"/>
      <text:p text:style-name="P12">The Developer Mode boot screen will show for 30 seconds, then beep and boot into ChromeOS (by default). You can bypass this timeout by pressing [CTRL+D] to boot into ChromeOS, or [CTRL+L] to boot in legacy mode (SeaBIOS) if available. The length of the timeout (2s or 30s) and the default boot target (ChromeOS or Legacy Boot) can be changed by setting the firmware boot flags (aka GBB flags). </text:p>
      <text:p text:style-name="Text_20_body"><text:span text:style-name="Strong_20_Emphasis">Note:</text:span> the easiest way to set the firmware boot flags is via the <text:a xlink:type="simple" xlink:href="javascript:document.getElementById('fwscript').click()" text:style-name="Internet_20_link" text:visited-style-name="Visited_20_Internet_20_Link">ChromeOS Firmware Utility Script</text:a>; it presents users with the option to set the boot timeout and boot target without having to know which flags to set / what values to use. </text:p>
      <text:p text:style-name="Text_20_body">This script function also sets the flags to force-enable Developer Mode (so you don't accidentially exit it) and force enable Legacy Boot Mode (so you battery dying doesn't reset the crossystem boot flag). Setting the firmware boot flags / GBB flags requires the firmware write-protect to be disabled, since it's modifying a normally-read-only section of the firmware (the GBB region). </text:p>
      <text:h text:style-name="Heading_20_3" text:outline-level="3">Enabling Developer Mode</text:h>
      <text:p text:style-name="Text_20_body">Entering Developer Mode requires you to first boot into Recovery Mode. For Chromebooks, this means pressing [ESC+Refresh+Power]; On Chromeboxes, there is usually a physical recovery button (often a small hole above the SD card reader) which must be depressed when powering on. Once at the recovery screen, press [CTRL+D] to enable developer mode, then confirm when prompted. As a security measure, transitioning to/from Developer Mode will wipe out all ChromeOS user data, essentially powerwashing (resetting) the device. </text:p>
      <text:p text:style-name="Text_20_body">Exiting Developer Mode is as simple as following the instructions on the Developer Mode boot screen (usually pressing [SPACE]), but may require resetting the firmware boot flags if you've changed them. As with entering developer mode, exiting will wipe all ChromeOS user data, so if you plan on keeping your device in developer mode, it's a good idea to set the firmware boot flags to prevent accidental exiting and loss of data. </text:p>
      <text:h text:style-name="Heading_20_3" text:outline-level="3">Getting a (Root-capable) Shell</text:h>
      <text:p text:style-name="Text_20_body">Once in developer mode, there are two ways to get a root-capable shell, which is required for doing anything useful: </text:p>
      <text:list text:style-name="L5">
        <text:list-item>
          <text:p text:style-name="P18">On the login screen, press [CTRL+ALT+F2] (F2 is right-arrow on ChromeOS keyboards), then login with user 'chronos' (no password is required, nor should one be set) </text:p>
        </text:list-item>
        <text:list-item>
          <text:p text:style-name="P17">When logged in (as a guest is ok) and with a browser window open, press [CTRL+ALT+T], then type <text:span text:style-name="Source_20_Text">shell</text:span> and press [ENTER] </text:p>
        </text:list-item>
      </text:list>
      <text:p text:style-name="Text_20_body">Once you have a root-capable shell, you can do things like install Linux (via <text:a xlink:type="simple" xlink:href="https://github.com/dnschneid/crouton" office:target-frame-name="_blank" xlink:show="new" text:style-name="Internet_20_link" text:visited-style-name="Visited_20_Internet_20_Link">crouton</text:a> or <text:a xlink:type="simple" xlink:href="https://chrx.org/" office:target-frame-name="_blank" xlink:show="new" text:style-name="Internet_20_link" text:visited-style-name="Visited_20_Internet_20_Link">chrx</text:a>), update the firmware, etc.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imbus Sans"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imbus Sans" style:font-size-asian="10.5pt" style:language-asian="zh" style:country-asian="CN" style:font-name-complex="Nimbus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imbus Sans" style:font-size-asian="10.5pt" style:language-asian="zh" style:country-asian="CN" style:font-name-complex="Nimbus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imbus Sans" style:font-family-complex="'Nimbus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imbus Sans" style:font-family-asian="'Nimbus Sans'" style:font-family-generic-asian="system" style:font-pitch-asian="variable" style:font-size-asian="14pt" style:font-weight-asian="bold" style:font-name-complex="Nimbus Sans" style:font-family-complex="'Nimbus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imbus Sans" style:font-family-asian="'Nimbus Sans'" style:font-family-generic-asian="system" style:font-pitch-asian="variable" style:font-size-asian="12pt" style:font-weight-asian="bold" style:font-name-complex="Nimbus Sans" style:font-family-complex="'Nimbus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5-04T18:31:34.005687224</dc:date>
    <meta:editing-duration>PT35M46S</meta:editing-duration>
    <meta:editing-cycles>1</meta:editing-cycles>
    <meta:document-statistic meta:table-count="0" meta:image-count="0" meta:object-count="0" meta:page-count="4" meta:paragraph-count="80" meta:word-count="1512" meta:character-count="9478" meta:non-whitespace-character-count="8022"/>
    <meta:generator>LibreOffice/7.4.7.2$Linux_X86_64 LibreOffice_project/40$Build-2</meta:generator>
  </office:meta>
</office:document-meta>
</file>